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0c3f8" officeooo:paragraph-rsid="0010c3f8"/>
    </style:style>
    <style:style style:name="P2" style:family="paragraph" style:parent-style-name="Text_20_body">
      <style:text-properties officeooo:rsid="001119a7" officeooo:paragraph-rsid="001119a7"/>
    </style:style>
    <style:style style:name="P3" style:family="paragraph" style:parent-style-name="Text_20_body">
      <style:text-properties officeooo:rsid="001d7c91" officeooo:paragraph-rsid="001d7c91"/>
    </style:style>
    <style:style style:name="P4" style:family="paragraph" style:parent-style-name="Text_20_body" style:list-style-name="L1"/>
    <style:style style:name="P5" style:family="paragraph" style:parent-style-name="Text_20_body">
      <style:text-properties officeooo:rsid="001e29b2" officeooo:paragraph-rsid="001e29b2"/>
    </style:style>
    <style:style style:name="P6" style:family="paragraph" style:parent-style-name="Text_20_body" style:list-style-name="L2">
      <style:text-properties officeooo:paragraph-rsid="001e29b2"/>
    </style:style>
    <style:style style:name="P7" style:family="paragraph" style:parent-style-name="Text_20_body" style:list-style-name="L3">
      <style:text-properties officeooo:paragraph-rsid="001e29b2"/>
    </style:style>
    <style:style style:name="P8" style:family="paragraph" style:parent-style-name="Text_20_body" style:list-style-name="L4">
      <style:text-properties officeooo:paragraph-rsid="001e29b2"/>
    </style:style>
    <style:style style:name="T1" style:family="text">
      <style:text-properties officeooo:rsid="00114529"/>
    </style:style>
    <style:style style:name="T2" style:family="text">
      <style:text-properties officeooo:rsid="001607d8"/>
    </style:style>
    <style:style style:name="T3" style:family="text">
      <style:text-properties officeooo:rsid="00173e14"/>
    </style:style>
    <style:style style:name="T4" style:family="text">
      <style:text-properties officeooo:rsid="0019f7af"/>
    </style:style>
    <style:style style:name="T5" style:family="text">
      <style:text-properties officeooo:rsid="001abdf1"/>
    </style:style>
    <style:style style:name="T6" style:family="text">
      <style:text-properties officeooo:rsid="001e29b2"/>
    </style:style>
    <style:style style:name="T7" style:family="text">
      <style:text-properties officeooo:rsid="002136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tour sur les annotations des entités nommées dans les campagnes d’évaluation françaises et comparaison avec la TEI</text:p>
      <text:p text:style-name="Subtitle">Solenn Le Pevedic et Denis Maurel</text:p>
      <text:p text:style-name="P1">Quan<text:span text:style-name="T2">d</text:span> <text:span text:style-name="T2">naît</text:span> la notion d’entité nommée ? <text:span text:style-name="T2">C</text:span>onférences Muc (Message Understanding conference) aux Etats-Unis. But : évaluer les systèmes d’extraction d’informations. Définition par Chinchor (1997) lors de la conférence Muc-7 : « On the level of entity extraction, Named entities (NE) were defined as proper names and quantities of interest. Person, organization, and location names were marked as well as dates, times, percentages, and monetary amounts. »</text:p>
      <text:p text:style-name="P2">L’annotation manuelle est contrôlée par des mesures d’accord inter-annotateurs (Artsein et Poesio, 2008) (Fort et al, 2012). « Pour le français, deux campagnes ont eu lieu sur des corpus oraux transcrits, soit manuellement, soit automatiquement. <text:span text:style-name="T1">Organisées sous l’égide de </text:span>l’association francophone de communication parlée (AFCP), <text:span text:style-name="T1">elles </text:span>ont eu lieu en 2008 pour Ester-2 et en 2012 pour Etape. <text:span text:style-name="T3">[…] </text:span>Le principal inconvénient des annotations préconisées dans ces deux campagnes est leur manque de portabilité. »</text:p>
      <text:p text:style-name="P2">« Parallèlement aux guides d’annotation sur les entités nommées, un consortium, la TEI (Text Encoding Initiative 4 ) a travaillé, dès la fin des années 1980, sur un projet de définition d’un balisage standard des documents dans un format électronique. » <text:span text:style-name="T4">Première publication du guide : 1</text:span>994. <text:span text:style-name="T4">On en est à la 5ème </text:span>version : TEI P5 (Text Encoding Initiative Consortium, 2015). A<text:span text:style-name="T5">u début : « la TEI </text:span>suivait la norme SGML, mais aujourd’hui elle utilise le langage XML.  Le balisage ne concerne pas seulement le texte lui-même, car la TEI préconise aussi le balisage des informations liminaires que l’on peut obtenir sur le document à encoder (titre, auteurs, éditeurs, résumé, pagination, paragraphes, etc.). La TEI permet aussi de baliser la structure du texte lui-même (paragraphes, phrases, mots...). »</text:p>
      <text:p text:style-name="P2"/>
      <text:p text:style-name="Title"><text:soft-page-break/>Le corpus Sequoia : annotation syntaxique et exploitation pour l’adaptation d’analyseur par pont lexical</text:p>
      <text:p text:style-name="Subtitle">Marie Candito, Djamé Seddah</text:p>
      <text:p text:style-name="Text_20_body">Le corpus comporte des phrases de quatre origines : Europarl français, le journal l’Est Républicain, Wikipédia Fr et des documents de l’Agence Européenne du Médicament, pour un total de 3204 phrases et 69246 tokens.</text:p>
      <text:p text:style-name="Text_20_body"/>
      <text:p text:style-name="Title">Annotation collaborative de corpus : Formats</text:p>
      <text:p text:style-name="Subtitle">Karen Fort</text:p>
      <text:p text:style-name="P3">Le TEI</text:p>
      <text:p text:style-name="Text_20_body">Consortium à but non lucratif :</text:p>
      <text:list xml:id="list1306456380" text:style-name="L1">
        <text:list-item>
          <text:p text:style-name="P4">auto-financé</text:p>
        </text:list-item>
        <text:list-item>
          <text:p text:style-name="P4">constitué d’institutions, de projets de recherche et de chercheurs (64 membres)</text:p>
        </text:list-item>
        <text:list-item>
          <text:p text:style-name="P4">qui existe depuis 1987 qui développe et maintien un standard pour la représentation</text:p>
        </text:list-item>
        <text:list-item>
          <text:p text:style-name="P4">des textes numériques : un format SGML au début, XML maintenant outre la documentation du format, la TEI fournit des outils et des formations</text:p>
        </text:list-item>
      </text:list>
      <text:p text:style-name="Title">Les Entités nommées, de la linguistique au TAL : statut théorique et méthodes de désambiguïsation</text:p>
      <text:p text:style-name="Subtitle">Maud Ehrmann</text:p>
      <text:p text:style-name="Text_20_body">« Qu’il s’agisse de travailler, d’apprendre, d’être citoyen ou encore de se divertir, tout un chacun est en effet amené à créer, échanger et rechercher des informations au moyen de documents <text:soft-page-break/>numériques. Par le biais de cet espace privilégié de communication qu’est le réseau Internet, est ainsi produite et « consommée » une quantité sans cesse croissante de documents. Au regard de la diversité et de l’étendue de ce matériau qui l’occupe, cette activité soutenue de production-consommation d’information exige la mise au point de systèmes automatisés, à l’élaboration desquels participent plusieurs disciplines, dont le Traitement Automatique du Langage Naturel (taln ou tal) pour les documents comportant des données linguistiques. »</text:p>
      <text:p text:style-name="Text_20_body"/>
      <text:p text:style-name="Title">Named Entity Recognition - Is there a glass ceiling?</text:p>
      <text:p text:style-name="P5">NER : Name entity recognition</text:p>
      <text:p text:style-name="P5">Parlent de plafond de verre dans le sens où il pourrait y avoir un point à partir duquel on ne puisse pas améliorer la reconnaissance des entités nommées. </text:p>
      <text:p text:style-name="P5">Modèles CMU, FLAIR, ELMO, BERT,<text:span text:style-name="T7">Stanford NER</text:span></text:p>
      <text:p text:style-name="P5">Ont fait une analyse détaillée du jeu de données CoNLL 2003</text:p>
      <text:p text:style-name="P5">« We analyzed the data set from a linguistic point of view in order to understand problems at a deeper level. As far as we know only a few studies analyse in details errors for NER problems (Niklaus et al., 2018; Abudukelimu et al., 2018; Ichihara et al., 2015). They mainly explore a range of name entities (boundaries in a text) and the precision and popular metrics of a class prediction (precision, recall, F1). We found the following discussions valuable: </text:p>
      <text:list xml:id="list3200035551" text:style-name="L2">
        <text:list-item>
          <text:p text:style-name="P6"><text:span text:style-name="T6">(Abudukelimu et al., 2018) on annotation and extraction of Named Entities,</text:span></text:p>
        </text:list-item>
      </text:list>
      <text:list xml:id="list3619952873" text:style-name="L3">
        <text:list-item>
          <text:p text:style-name="P7"><text:span text:style-name="T6">(Braşoveanu et al., 2018) on an analysis of errors in Named Entity Linking systems,</text:span></text:p>
        </text:list-item>
      </text:list>
      <text:list xml:id="list797480140" text:style-name="L4">
        <text:list-item>
          <text:p text:style-name="P8"><text:span text:style-name="T6">(Manning, 2011) on linguistic limitations in building a perfect Part-of-Speech Tagger. »</text:span></text:p>
        </text:list-item>
      </text:list>
      <text:p text:style-name="P5">« one can create entities in places where they do not occur and check the model’s stability. There are some useful <text:span text:style-name="T7">applications for detecting annotation errors, but they are not used very often.</text:span> »</text:p>
      <text:p text:style-name="P5">« Furthermore, a sentence itself is not always sufficient to recognise a class of a NE. »</text:p>
      <text:p text:style-name="P5"/>
      <text:p text:style-name="Title">Reconnaissance des entités nommées dans des documents multimodaux</text:p>
      <text:p text:style-name="Text_20_body">« Le concept d’entité nommée est apparu au milieu des années 90 comme étant une sous-tâche de l’activité d’extraction d’information. Elle consiste à identifier certains objets textuels tels que les noms de personne, d’organisation et de lieu. Le matériel textuel exploité était de langue anglaise et <text:soft-page-break/>concernait des dépêches de presse écrite ciblées sur un domaine spécifique. Au fil des années, les recherches concernant ces objets linguistiques se sont focalisées sur des problématiques de plus en plus complexes comme la désambiguïsation et l’annotation enrichie mais aussi sur leur reconnaissance dans des contextes différen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4T15:13:11.219990654</meta:creation-date>
    <dc:date>2021-02-16T08:13:30.149787718</dc:date>
    <meta:editing-duration>PT5H5M35S</meta:editing-duration>
    <meta:editing-cycles>16</meta:editing-cycles>
    <meta:generator>LibreOffice/7.0.4.2$Linux_X86_64 LibreOffice_project/00$Build-2</meta:generator>
    <meta:document-statistic meta:table-count="0" meta:image-count="0" meta:object-count="0" meta:page-count="4" meta:paragraph-count="32" meta:word-count="874" meta:character-count="5536" meta:non-whitespace-character-count="4698"/>
  </office:meta>
</office:document-meta>
</file>